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rsid="000c9d66" officeooo:paragraph-rsid="000c9d66"/>
    </style:style>
    <style:style style:name="P2" style:family="paragraph" style:parent-style-name="Standard">
      <style:text-properties style:font-name="FreeMono" officeooo:rsid="000d075d" officeooo:paragraph-rsid="000d075d"/>
    </style:style>
    <style:style style:name="P3" style:family="paragraph" style:parent-style-name="Standard">
      <style:text-properties style:font-name="FreeMono" officeooo:rsid="000d2496" officeooo:paragraph-rsid="000d2496"/>
    </style:style>
    <style:style style:name="P4" style:family="paragraph" style:parent-style-name="Standard">
      <style:text-properties style:font-name="FreeMono" fo:font-weight="bold" officeooo:rsid="000d075d" officeooo:paragraph-rsid="000d075d" style:font-weight-asian="bold" style:font-weight-complex="bold"/>
    </style:style>
    <style:style style:name="P5" style:family="paragraph" style:parent-style-name="Standard">
      <style:text-properties style:font-name="FreeMono" officeooo:rsid="000eca19" officeooo:paragraph-rsid="000d075d"/>
    </style:style>
    <style:style style:name="P6" style:family="paragraph" style:parent-style-name="Standard">
      <style:text-properties style:font-name="FreeMono" officeooo:rsid="00128826" officeooo:paragraph-rsid="00128826"/>
    </style:style>
    <style:style style:name="P7" style:family="paragraph" style:parent-style-name="Standard">
      <style:text-properties style:font-name="FreeMono" fo:font-weight="normal" officeooo:rsid="0013fdd4" officeooo:paragraph-rsid="0013fdd4" style:font-weight-asian="normal" style:font-weight-complex="normal"/>
    </style:style>
    <style:style style:name="P8" style:family="paragraph" style:parent-style-name="Standard">
      <style:text-properties style:font-name="FreeMono" fo:font-weight="normal" officeooo:rsid="001518f0" officeooo:paragraph-rsid="001518f0" style:font-weight-asian="normal" style:font-weight-complex="normal"/>
    </style:style>
    <style:style style:name="P9" style:family="paragraph" style:parent-style-name="Standard">
      <style:text-properties style:font-name="FreeMono" fo:font-weight="normal" officeooo:rsid="001518f0" officeooo:paragraph-rsid="00184121" style:font-weight-asian="normal" style:font-weight-complex="normal"/>
    </style:style>
    <style:style style:name="P10" style:family="paragraph" style:parent-style-name="Standard">
      <style:text-properties style:font-name="FreeMono" fo:font-weight="normal" officeooo:rsid="001518f0" officeooo:paragraph-rsid="0019c344" style:font-weight-asian="normal" style:font-weight-complex="normal"/>
    </style:style>
    <style:style style:name="P11" style:family="paragraph" style:parent-style-name="Standard">
      <style:text-properties style:font-name="FreeMono" fo:font-weight="normal" officeooo:rsid="001c719f" officeooo:paragraph-rsid="001c719f" style:font-weight-asian="normal" style:font-weight-complex="normal"/>
    </style:style>
    <style:style style:name="P12" style:family="paragraph" style:parent-style-name="Standard">
      <style:text-properties style:font-name="FreeMono" fo:font-weight="normal" officeooo:rsid="001c8229" officeooo:paragraph-rsid="001c8229" style:font-weight-asian="normal" style:font-weight-complex="normal"/>
    </style:style>
    <style:style style:name="P13" style:family="paragraph" style:parent-style-name="Standard">
      <style:text-properties style:font-name="FreeMono" fo:font-weight="normal" officeooo:rsid="001e7043" officeooo:paragraph-rsid="001e7043" style:font-weight-asian="normal" style:font-weight-complex="normal"/>
    </style:style>
    <style:style style:name="P14" style:family="paragraph" style:parent-style-name="Standard">
      <style:text-properties style:font-name="FreeMono" fo:font-weight="normal" officeooo:rsid="001e7043" officeooo:paragraph-rsid="00242377" style:font-weight-asian="normal" style:font-weight-complex="normal"/>
    </style:style>
    <style:style style:name="P15" style:family="paragraph" style:parent-style-name="Standard">
      <style:text-properties style:font-name="FreeMono" fo:font-weight="normal" officeooo:rsid="001e7043" officeooo:paragraph-rsid="0025feb3" style:font-weight-asian="normal" style:font-weight-complex="normal"/>
    </style:style>
    <style:style style:name="P16" style:family="paragraph" style:parent-style-name="Standard">
      <style:text-properties style:font-name="FreeMono" fo:font-weight="normal" officeooo:rsid="0016b553" officeooo:paragraph-rsid="0016b553" style:font-weight-asian="normal" style:font-weight-complex="normal"/>
    </style:style>
    <style:style style:name="P17" style:family="paragraph" style:parent-style-name="Standard">
      <style:text-properties style:font-name="FreeMono" fo:font-weight="normal" officeooo:rsid="001f55f0" officeooo:paragraph-rsid="001f55f0" style:font-weight-asian="normal" style:font-weight-complex="normal"/>
    </style:style>
    <style:style style:name="P18" style:family="paragraph" style:parent-style-name="Standard">
      <style:text-properties style:font-name="FreeMono" fo:font-weight="normal" officeooo:rsid="001821a8" officeooo:paragraph-rsid="00184121" style:font-weight-asian="normal" style:font-weight-complex="normal"/>
    </style:style>
    <style:style style:name="P19" style:family="paragraph" style:parent-style-name="Standard">
      <style:text-properties style:font-name="FreeMono" fo:font-weight="normal" officeooo:rsid="001b4b26" officeooo:paragraph-rsid="001b4b26" style:font-weight-asian="normal" style:font-weight-complex="normal"/>
    </style:style>
    <style:style style:name="P20" style:family="paragraph" style:parent-style-name="Standard">
      <style:text-properties style:font-name="FreeMono" fo:font-weight="normal" officeooo:rsid="0022f408" officeooo:paragraph-rsid="0022f408" style:font-weight-asian="normal" style:font-weight-complex="normal"/>
    </style:style>
    <style:style style:name="P21" style:family="paragraph" style:parent-style-name="Standard">
      <style:text-properties style:font-name="FreeMono" fo:font-weight="normal" officeooo:rsid="00242377" officeooo:paragraph-rsid="00242377" style:font-weight-asian="normal" style:font-weight-complex="normal"/>
    </style:style>
    <style:style style:name="P22" style:family="paragraph" style:parent-style-name="Standard">
      <style:text-properties style:font-name="FreeMono" fo:font-weight="normal" officeooo:rsid="00242377" officeooo:paragraph-rsid="0025feb3" style:font-weight-asian="normal" style:font-weight-complex="normal"/>
    </style:style>
    <style:style style:name="P23" style:family="paragraph" style:parent-style-name="Standard">
      <style:text-properties style:font-name="FreeMono" fo:font-weight="normal" officeooo:rsid="0025feb3" officeooo:paragraph-rsid="0025feb3" style:font-weight-asian="normal" style:font-weight-complex="normal"/>
    </style:style>
    <style:style style:name="P24" style:family="paragraph" style:parent-style-name="Standard">
      <style:text-properties style:font-name="FreeMono" fo:font-style="italic" fo:font-weight="normal" officeooo:rsid="001518f0" officeooo:paragraph-rsid="001518f0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style:font-name="FreeMono" fo:font-style="italic" fo:font-weight="normal" officeooo:rsid="001518f0" officeooo:paragraph-rsid="00184121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style:font-name="FreeMono" fo:font-style="italic" fo:font-weight="normal" officeooo:rsid="001518f0" officeooo:paragraph-rsid="0019c344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style:font-name="FreeMono" fo:font-style="normal" fo:font-weight="normal" officeooo:rsid="001518f0" officeooo:paragraph-rsid="001518f0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font-name="FreeMono" fo:font-style="normal" fo:font-weight="normal" officeooo:rsid="001518f0" officeooo:paragraph-rsid="00184121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font-name="FreeMono" fo:font-style="normal" fo:font-weight="normal" officeooo:rsid="001518f0" officeooo:paragraph-rsid="0019c344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style:font-name="FreeMono" fo:font-style="normal" fo:font-weight="normal" officeooo:rsid="001518f0" officeooo:paragraph-rsid="001ff0dd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font-name="FreeMono" fo:font-style="normal" fo:font-weight="normal" officeooo:rsid="001e7043" officeooo:paragraph-rsid="001e7043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font-name="FreeMono" fo:font-style="normal" fo:font-weight="normal" officeooo:rsid="00210cb7" officeooo:paragraph-rsid="00210cb7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style:font-name="FreeMono" fo:font-style="normal" style:text-underline-style="solid" style:text-underline-width="auto" style:text-underline-color="font-color" fo:font-weight="bold" officeooo:rsid="00128826" officeooo:paragraph-rsid="00128826" style:font-style-asian="normal" style:font-weight-asian="bold" style:font-style-complex="normal" style:font-weight-complex="bold"/>
    </style:style>
    <style:style style:name="P34" style:family="paragraph" style:parent-style-name="Standard">
      <style:text-properties style:font-name="FreeMono" fo:font-style="normal" style:text-underline-style="solid" style:text-underline-width="auto" style:text-underline-color="font-color" fo:font-weight="normal" officeooo:rsid="001e7043" officeooo:paragraph-rsid="001e7043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style:font-name="FreeMono" fo:font-style="normal" style:text-underline-style="solid" style:text-underline-width="auto" style:text-underline-color="font-color" fo:font-weight="normal" officeooo:rsid="00210cb7" officeooo:paragraph-rsid="00210cb7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font-name="FreeMono" officeooo:rsid="001d98a8" officeooo:paragraph-rsid="001d98a8"/>
    </style:style>
    <style:style style:name="P37" style:family="paragraph" style:parent-style-name="Standard">
      <style:text-properties style:font-name="FreeMono" style:text-underline-style="solid" style:text-underline-width="auto" style:text-underline-color="font-color" fo:font-weight="bold" officeooo:rsid="00128826" officeooo:paragraph-rsid="00128826" style:font-weight-asian="bold" style:font-weight-complex="bold"/>
    </style:style>
    <style:style style:name="P38" style:family="paragraph" style:parent-style-name="Standard">
      <style:text-properties style:font-name="FreeMono" style:text-underline-style="solid" style:text-underline-width="auto" style:text-underline-color="font-color" fo:font-weight="normal" officeooo:rsid="001e7043" officeooo:paragraph-rsid="001e7043" style:font-weight-asian="normal" style:font-weight-complex="normal"/>
    </style:style>
    <style:style style:name="P39" style:family="paragraph" style:parent-style-name="Standard">
      <style:text-properties style:font-name="FreeMono" style:text-underline-style="solid" style:text-underline-width="auto" style:text-underline-color="font-color" fo:font-weight="normal" officeooo:rsid="001e7043" officeooo:paragraph-rsid="00242377" style:font-weight-asian="normal" style:font-weight-complex="normal"/>
    </style:style>
    <style:style style:name="P40" style:family="paragraph" style:parent-style-name="Standard">
      <style:text-properties style:font-name="FreeMono" style:text-underline-style="solid" style:text-underline-width="auto" style:text-underline-color="font-color" fo:font-weight="normal" officeooo:rsid="001f55f0" officeooo:paragraph-rsid="001f55f0" style:font-weight-asian="normal" style:font-weight-complex="normal"/>
    </style:style>
    <style:style style:name="P41" style:family="paragraph" style:parent-style-name="Standard">
      <style:text-properties style:font-name="FreeMono" style:text-underline-style="solid" style:text-underline-width="auto" style:text-underline-color="font-color" fo:font-weight="normal" officeooo:rsid="001ff0dd" officeooo:paragraph-rsid="001ff0dd" style:font-weight-asian="normal" style:font-weight-complex="normal"/>
    </style:style>
    <style:style style:name="P42" style:family="paragraph" style:parent-style-name="Standard">
      <style:text-properties style:font-name="FreeMono" style:text-underline-style="solid" style:text-underline-width="auto" style:text-underline-color="font-color" fo:font-weight="normal" officeooo:rsid="0022f408" officeooo:paragraph-rsid="0022f408" style:font-weight-asian="normal" style:font-weight-complex="normal"/>
    </style:style>
    <style:style style:name="P43" style:family="paragraph" style:parent-style-name="Standard">
      <style:text-properties style:font-name="FreeMono" officeooo:rsid="000d2496" officeooo:paragraph-rsid="000d2496"/>
    </style:style>
    <style:style style:name="P44" style:family="paragraph" style:parent-style-name="Standard">
      <style:text-properties style:font-name="FreeMono" fo:font-style="italic" officeooo:rsid="002e3ac7" officeooo:paragraph-rsid="002e3ac7" style:font-style-asian="italic" style:font-style-complex="italic"/>
    </style:style>
    <style:style style:name="P45" style:family="paragraph" style:parent-style-name="Standard">
      <style:text-properties style:font-name="FreeMono" fo:font-style="italic" fo:font-weight="normal" officeooo:rsid="002fcb69" officeooo:paragraph-rsid="002fcb69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style:font-name="FreeMono" fo:font-style="italic" fo:font-weight="normal" officeooo:rsid="00313fd3" officeooo:paragraph-rsid="00313fd3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style:font-name="FreeMono" fo:font-style="italic" fo:font-weight="normal" officeooo:rsid="0031be47" officeooo:paragraph-rsid="0031be47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style:font-name="FreeMono" fo:font-style="italic" fo:font-weight="normal" officeooo:rsid="00323609" officeooo:paragraph-rsid="00323609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style:font-name="FreeMono" fo:font-style="italic" fo:font-weight="normal" officeooo:rsid="0032c549" officeooo:paragraph-rsid="0032c549" style:font-style-asian="italic" style:font-weight-asian="normal" style:font-style-complex="italic" style:font-weight-complex="normal"/>
    </style:style>
    <style:style style:name="P50" style:family="paragraph" style:parent-style-name="Standard">
      <style:text-properties style:font-name="FreeMono" fo:font-style="italic" fo:font-weight="normal" officeooo:rsid="0033c38e" officeooo:paragraph-rsid="0033c38e" style:font-style-asian="italic" style:font-weight-asian="normal" style:font-style-complex="italic" style:font-weight-complex="normal"/>
    </style:style>
    <style:style style:name="P51" style:family="paragraph" style:parent-style-name="Standard">
      <style:text-properties style:font-name="FreeMono" fo:font-style="italic" fo:font-weight="normal" officeooo:rsid="0035c10d" officeooo:paragraph-rsid="0035c10d" style:font-style-asian="italic" style:font-weight-asian="normal" style:font-style-complex="italic" style:font-weight-complex="normal"/>
    </style:style>
    <style:style style:name="P52" style:family="paragraph" style:parent-style-name="Standard">
      <style:text-properties style:font-name="FreeMono" fo:font-style="italic" fo:font-weight="normal" officeooo:rsid="0039afa2" officeooo:paragraph-rsid="0039afa2" style:font-style-asian="italic" style:font-weight-asian="normal" style:font-style-complex="italic" style:font-weight-complex="normal"/>
    </style:style>
    <style:style style:name="P53" style:family="paragraph" style:parent-style-name="Standard">
      <style:text-properties style:font-name="FreeMono" fo:font-style="italic" fo:font-weight="normal" officeooo:rsid="003aecbe" officeooo:paragraph-rsid="003aecbe" style:font-style-asian="italic" style:font-weight-asian="normal" style:font-style-complex="italic" style:font-weight-complex="normal"/>
    </style:style>
    <style:style style:name="P54" style:family="paragraph" style:parent-style-name="Standard">
      <style:text-properties style:font-name="FreeMono" fo:font-style="italic" fo:font-weight="normal" officeooo:rsid="003bf67e" officeooo:paragraph-rsid="003bf67e" style:font-style-asian="italic" style:font-weight-asian="normal" style:font-style-complex="italic" style:font-weight-complex="normal"/>
    </style:style>
    <style:style style:name="P55" style:family="paragraph" style:parent-style-name="Standard">
      <style:text-properties style:font-name="FreeMono" fo:font-style="italic" fo:font-weight="normal" officeooo:rsid="003c7243" officeooo:paragraph-rsid="003c7243" style:font-style-asian="italic" style:font-weight-asian="normal" style:font-style-complex="italic" style:font-weight-complex="normal"/>
    </style:style>
    <style:style style:name="P56" style:family="paragraph" style:parent-style-name="Standard">
      <style:text-properties style:font-name="FreeMono" fo:font-style="italic" fo:font-weight="normal" officeooo:rsid="003fbdea" officeooo:paragraph-rsid="003fbdea" style:font-style-asian="italic" style:font-weight-asian="normal" style:font-style-complex="italic" style:font-weight-complex="normal"/>
    </style:style>
    <style:style style:name="P57" style:family="paragraph" style:parent-style-name="Standard">
      <style:text-properties style:font-name="FreeMono" fo:font-style="italic" fo:font-weight="normal" officeooo:rsid="003fbe37" officeooo:paragraph-rsid="003fbe37" style:font-style-asian="italic" style:font-weight-asian="normal" style:font-style-complex="italic" style:font-weight-complex="normal"/>
    </style:style>
    <style:style style:name="P58" style:family="paragraph" style:parent-style-name="Standard">
      <style:text-properties style:font-name="FreeMono" fo:font-style="italic" fo:font-weight="normal" officeooo:rsid="004187ac" officeooo:paragraph-rsid="004187ac" style:font-style-asian="italic" style:font-weight-asian="normal" style:font-style-complex="italic" style:font-weight-complex="normal"/>
    </style:style>
    <style:style style:name="P59" style:family="paragraph" style:parent-style-name="Standard">
      <style:text-properties style:font-name="FreeMono" fo:font-style="italic" fo:font-weight="normal" officeooo:rsid="00424432" officeooo:paragraph-rsid="00424432" style:font-style-asian="italic" style:font-weight-asian="normal" style:font-style-complex="italic" style:font-weight-complex="normal"/>
    </style:style>
    <style:style style:name="P60" style:family="paragraph" style:parent-style-name="Standard">
      <style:text-properties style:font-name="FreeMono" fo:font-style="italic" fo:font-weight="normal" officeooo:rsid="0042b412" officeooo:paragraph-rsid="0042b412" style:font-style-asian="italic" style:font-weight-asian="normal" style:font-style-complex="italic" style:font-weight-complex="normal"/>
    </style:style>
    <style:style style:name="P61" style:family="paragraph" style:parent-style-name="Standard">
      <style:text-properties style:font-name="FreeMono" fo:font-weight="bold" officeooo:rsid="000d075d" officeooo:paragraph-rsid="000d075d" style:font-weight-asian="bold" style:font-weight-complex="bold"/>
    </style:style>
    <style:style style:name="P62" style:family="paragraph" style:parent-style-name="Standard">
      <style:text-properties style:font-name="FreeMono" fo:font-weight="normal" officeooo:rsid="003e1766" officeooo:paragraph-rsid="003e1766" style:font-weight-asian="normal" style:font-weight-complex="normal"/>
    </style:style>
    <style:style style:name="T1" style:family="text">
      <style:text-properties officeooo:rsid="000d8d4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518f0" style:font-style-asian="normal" style:font-style-complex="normal"/>
    </style:style>
    <style:style style:name="T4" style:family="text">
      <style:text-properties fo:font-style="normal" officeooo:rsid="00184121" style:font-style-asian="normal" style:font-style-complex="normal"/>
    </style:style>
    <style:style style:name="T5" style:family="text">
      <style:text-properties fo:font-style="normal" officeooo:rsid="0019c344" style:font-style-asian="normal" style:font-style-complex="normal"/>
    </style:style>
    <style:style style:name="T6" style:family="text">
      <style:text-properties officeooo:rsid="00184121"/>
    </style:style>
    <style:style style:name="T7" style:family="text">
      <style:text-properties officeooo:rsid="0019c344"/>
    </style:style>
    <style:style style:name="T8" style:family="text">
      <style:text-properties officeooo:rsid="001deba6"/>
    </style:style>
    <style:style style:name="T9" style:family="text">
      <style:text-properties officeooo:rsid="001e3d54"/>
    </style:style>
    <style:style style:name="T10" style:family="text">
      <style:text-properties officeooo:rsid="00242377"/>
    </style:style>
    <style:style style:name="T11" style:family="text">
      <style:text-properties officeooo:rsid="0025feb3"/>
    </style:style>
    <style:style style:name="T1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Features:</text:p>
      <text:p text:style-name="P6"/>
      <text:p text:style-name="P36">The asm reads from stdin and writes to stdout. <text:s/>It uses a postfix notation for arithmetic operations. <text:s/><text:span text:style-name="T9">Asm is a stack-based program that operates using the set of instructions defined below.</text:span></text:p>
      <text:p text:style-name="P6"/>
      <text:p text:style-name="P33">Operation:</text:p>
      <text:p text:style-name="P6"/>
      <text:p text:style-name="P36">The contents of a file will be <text:span text:style-name="T8">redirected</text:span> to the stdin of asm. <text:s/>Asm will operate on the contents of this file, based upon the usage of the instruction set, documented below. <text:s/>It will continue to process stdin until the <text:span text:style-name="T8">end of the file is reachd</text:span>, at which point execution will terminate. <text:s/><text:span text:style-name="T8">Asm can also be used interactively. <text:s/>To do this, simply use the instruction set documented below. <text:s/>To signal the end of the set of program instructions, use the instruction stop. <text:s/>After that, use the keyword end to signal the end of interactive input. <text:s/>At this point, the instructions will be executed, and any output generated by them will printed to the screen.</text:span></text:p>
      <text:p text:style-name="P6"/>
      <text:p text:style-name="P37">Instruction Set:</text:p>
      <text:p text:style-name="P2"/>
      <text:p text:style-name="P4">ld: Load</text:p>
      <text:p text:style-name="P3"/>
      <text:p text:style-name="P44">sub Ild()</text:p>
      <text:p text:style-name="P44">{</text:p>
      <text:p text:style-name="P44"><text:tab/>Push($mem[Pop()]); </text:p>
      <text:p text:style-name="P44">}</text:p>
      <text:p text:style-name="P3"/>
      <text:p text:style-name="P3"><text:span text:style-name="T1">Push</text:span> th<text:span text:style-name="T1">e</text:span> data that is stored in the memory location represented <text:tab/>by the most recent Pop()<text:span text:style-name="T1"> onto the stack.</text:span></text:p>
      <text:p text:style-name="P3"/>
      <text:p text:style-name="P39">Example:</text:p>
      <text:p text:style-name="P39"/>
      <text:p text:style-name="P14">awoods:~$ ./asm</text:p>
      <text:p text:style-name="P14">push 5</text:p>
      <text:p text:style-name="P14">push <text:span text:style-name="T10">x</text:span></text:p>
      <text:p text:style-name="P21">ld</text:p>
      <text:p text:style-name="P14">wr</text:p>
      <text:p text:style-name="P14">stop</text:p>
      <text:p text:style-name="P14">end</text:p>
      <text:p text:style-name="P21">5</text:p>
      <text:p text:style-name="P2"/>
      <text:p text:style-name="P4">st: Store</text:p>
      <text:p text:style-name="P4"/>
      <text:p text:style-name="P45">sub Ist()</text:p>
      <text:p text:style-name="P45">{</text:p>
      <text:p text:style-name="P45"><text:tab/>$mem[Pop()]=Pop(); </text:p>
      <text:p text:style-name="P45">}</text:p>
      <text:p text:style-name="P2"><text:tab/></text:p>
      <text:p text:style-name="P5">Takes the value given by the next Pop(), and uses it as a memory</text:p>
      <text:p text:style-name="P5">location. <text:s/>It then stores the value given by the following Pop() into the memory location referenced by the first Pop().</text:p>
      <text:p text:style-name="P5"/>
      <text:p text:style-name="P14">awoods:~$ ./asm</text:p>
      <text:p text:style-name="P14"><text:soft-page-break/>push <text:span text:style-name="T10">x</text:span></text:p>
      <text:p text:style-name="P14">push <text:span text:style-name="T10">10</text:span></text:p>
      <text:p text:style-name="P21">st</text:p>
      <text:p text:style-name="P21">push x</text:p>
      <text:p text:style-name="P21">ld</text:p>
      <text:p text:style-name="P21">wr</text:p>
      <text:p text:style-name="P14">stop</text:p>
      <text:p text:style-name="P14">end</text:p>
      <text:p text:style-name="P21">10</text:p>
      <text:p text:style-name="P2"/>
      <text:p text:style-name="P4">push: Push</text:p>
      <text:p text:style-name="P4"/>
      <text:p text:style-name="P46">sub Ipush($)</text:p>
      <text:p text:style-name="P46">{</text:p>
      <text:p text:style-name="P46"><text:tab/>Push(Val(shift));</text:p>
      <text:p text:style-name="P46">}</text:p>
      <text:p text:style-name="P4"/>
      <text:p text:style-name="P7">Pushes the value given as a parameter onto the program stack.</text:p>
      <text:p text:style-name="P2"/>
      <text:p text:style-name="P4">pop: Pop</text:p>
      <text:p text:style-name="P4"/>
      <text:p text:style-name="P47">sub Ipop()</text:p>
      <text:p text:style-name="P47">{</text:p>
      <text:p text:style-name="P47"><text:tab/>Pop();</text:p>
      <text:p text:style-name="P47">}</text:p>
      <text:p text:style-name="P4"/>
      <text:p text:style-name="P7">Removes the top element of the program stack.</text:p>
      <text:p text:style-name="P2"/>
      <text:p text:style-name="P4">dup: Duplicate</text:p>
      <text:p text:style-name="P4"/>
      <text:p text:style-name="P48">sub Idup()</text:p>
      <text:p text:style-name="P48">{</text:p>
      <text:p text:style-name="P48"><text:tab/>my $v=Pop();</text:p>
      <text:p text:style-name="P48"><text:tab/>Push($v);</text:p>
      <text:p text:style-name="P48"><text:tab/>Push($v);</text:p>
      <text:p text:style-name="P48">}</text:p>
      <text:p text:style-name="P4"/>
      <text:p text:style-name="P7">Duplicates the element on the top of the stack by popping it off, and then pushing it back onto the stack twice.</text:p>
      <text:p text:style-name="P7"/>
      <text:p text:style-name="P15">awoods:~$ ./as<text:span text:style-name="T11">m</text:span></text:p>
      <text:p text:style-name="P15">push <text:span text:style-name="T10">10</text:span></text:p>
      <text:p text:style-name="P23">dup</text:p>
      <text:p text:style-name="P23">wr</text:p>
      <text:p text:style-name="P22">wr</text:p>
      <text:p text:style-name="P15">stop</text:p>
      <text:p text:style-name="P15">end</text:p>
      <text:p text:style-name="P22">10</text:p>
      <text:p text:style-name="P23">10</text:p>
      <text:p text:style-name="P2"/>
      <text:p text:style-name="P4"/>
      <text:p text:style-name="P4"/>
      <text:p text:style-name="P4"/>
      <text:p text:style-name="P4"/>
      <text:p text:style-name="P4"><text:soft-page-break/>swap: Swap</text:p>
      <text:p text:style-name="P4"/>
      <text:p text:style-name="P49">sub Iswap()</text:p>
      <text:p text:style-name="P49">{</text:p>
      <text:p text:style-name="P49"><text:tab/>my $v1=Pop();</text:p>
      <text:p text:style-name="P49"><text:tab/>my $v2=Pop();</text:p>
      <text:p text:style-name="P49"><text:tab/>Push($v1);</text:p>
      <text:p text:style-name="P49"><text:tab/>Push($v2);</text:p>
      <text:p text:style-name="P49">}</text:p>
      <text:p text:style-name="P4"/>
      <text:p text:style-name="P7">Pops two elements off of the stack. <text:s/>After both pops have completed, the element that was popped off the stack first is pushed back onto it, followed by the second element to be popped off the stack.</text:p>
      <text:p text:style-name="P7"/>
      <text:p text:style-name="P7">A, B -&gt; B, A</text:p>
      <text:p text:style-name="P7"/>
      <text:p text:style-name="P15">awoods:~$ ./asm</text:p>
      <text:p text:style-name="P23">push 5</text:p>
      <text:p text:style-name="P15">push <text:span text:style-name="T10">10</text:span></text:p>
      <text:p text:style-name="P23">wr</text:p>
      <text:p text:style-name="P22">wr</text:p>
      <text:p text:style-name="P15">stop</text:p>
      <text:p text:style-name="P15">end</text:p>
      <text:p text:style-name="P23">5</text:p>
      <text:p text:style-name="P23">10</text:p>
      <text:p text:style-name="P2"/>
      <text:p text:style-name="P4">add: Add</text:p>
      <text:p text:style-name="P4"/>
      <text:p text:style-name="P50">sub Iadd()</text:p>
      <text:p text:style-name="P50">{</text:p>
      <text:p text:style-name="P50"><text:tab/>Push(Pop()+Pop());</text:p>
      <text:p text:style-name="P50">}</text:p>
      <text:p text:style-name="P4"/>
      <text:p text:style-name="P8">Pops two elements off of the stack, adds them together, and pushes the result back onto the stack.</text:p>
      <text:p text:style-name="P8"/>
      <text:p text:style-name="P38">Example:</text:p>
      <text:p text:style-name="P38"/>
      <text:p text:style-name="P13">awoods:~$ ./asm</text:p>
      <text:p text:style-name="P13">push 5</text:p>
      <text:p text:style-name="P13">push 6</text:p>
      <text:p text:style-name="P13">add</text:p>
      <text:p text:style-name="P13">wr</text:p>
      <text:p text:style-name="P13">stop</text:p>
      <text:p text:style-name="P13">end</text:p>
      <text:p text:style-name="P13">11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sub: Subtract</text:p>
      <text:p text:style-name="P4"/>
      <text:p text:style-name="P51">sub Isub()</text:p>
      <text:p text:style-name="P51">{</text:p>
      <text:p text:style-name="P51"><text:tab/>Iswap();</text:p>
      <text:p text:style-name="P51"><text:tab/>Push(Pop()-Pop());</text:p>
      <text:p text:style-name="P51">}</text:p>
      <text:p text:style-name="P4"/>
      <text:p text:style-name="P8">Because this program uses postfix notation, the top two elements on the stack must first be switched. <text:s/>First Iswap() is called, reversing the order of the top two elements. <text:s/>Next two elements are popped off of the stack. <text:s/>The second element is subtracted from the first element. <text:s/>The result of the subtraction is then pushed back onto the stack.</text:p>
      <text:p text:style-name="P8"/>
      <text:p text:style-name="P24">Postfix notation: a b -</text:p>
      <text:p text:style-name="P24">Stack order: - b a<text:span text:style-name="T2">|</text:span></text:p>
      <text:p text:style-name="P24">After swap: a b<text:span text:style-name="T2">|</text:span></text:p>
      <text:p text:style-name="P24"/>
      <text:p text:style-name="P27">Once the swap has occurred, the subtraction takes the form of</text:p>
      <text:p text:style-name="P27"/>
      <text:p text:style-name="P24">a – b</text:p>
      <text:p text:style-name="P24"/>
      <text:p text:style-name="P27">After this computation has been performed, the result of the subtraction is pushed back onto the top of the stack.</text:p>
      <text:p text:style-name="P27"/>
      <text:p text:style-name="P34">Example:</text:p>
      <text:p text:style-name="P31"/>
      <text:p text:style-name="P31">awoods:~$ ./asm</text:p>
      <text:p text:style-name="P31">push 7</text:p>
      <text:p text:style-name="P31">push 2</text:p>
      <text:p text:style-name="P31">sub</text:p>
      <text:p text:style-name="P31">wr</text:p>
      <text:p text:style-name="P31">stop</text:p>
      <text:p text:style-name="P31">end</text:p>
      <text:p text:style-name="P31">5</text:p>
      <text:p text:style-name="P2"/>
      <text:p text:style-name="P4">mul: Multiply</text:p>
      <text:p text:style-name="P4"/>
      <text:p text:style-name="P52">sub Imul()</text:p>
      <text:p text:style-name="P52">{</text:p>
      <text:p text:style-name="P52"><text:tab/>Push(Pop()*Pop());</text:p>
      <text:p text:style-name="P52">}</text:p>
      <text:p text:style-name="P4"/>
      <text:p text:style-name="P16">Since the order of multiplication does not matter, two pops are performed, the values from each pop are multiplied together, and the product is stored back on the stack.</text:p>
      <text:p text:style-name="P16"/>
      <text:p text:style-name="P40">Example:</text:p>
      <text:p text:style-name="P16"/>
      <text:p text:style-name="P17">awoods:~$ ./asm</text:p>
      <text:p text:style-name="P17">push 5</text:p>
      <text:p text:style-name="P17">push 4</text:p>
      <text:p text:style-name="P17">mul</text:p>
      <text:p text:style-name="P17"><text:soft-page-break/>wr</text:p>
      <text:p text:style-name="P17">stop</text:p>
      <text:p text:style-name="P17">end</text:p>
      <text:p text:style-name="P17">20</text:p>
      <text:p text:style-name="P2"/>
      <text:p text:style-name="P4">div: Divide</text:p>
      <text:p text:style-name="P4"/>
      <text:p text:style-name="P53">sub Idiv()</text:p>
      <text:p text:style-name="P53">{</text:p>
      <text:p text:style-name="P53"><text:tab/>Iswap();</text:p>
      <text:p text:style-name="P53"><text:tab/>Push(Pop()/Pop());</text:p>
      <text:p text:style-name="P53">}</text:p>
      <text:p text:style-name="P4"/>
      <text:p text:style-name="P9">Because this program uses postfix notation, the top two elements on the stack must first be switched. <text:s/>First Iswap() is called, reversing the order of the top two elements. <text:s/>Next two elements are popped off of the stack. <text:s/>The <text:span text:style-name="T6">first element becomes the numerator of the division, and the second element the denominator</text:span>. <text:s/>The result of the <text:span text:style-name="T6">division</text:span> is then pushed back onto the stack.</text:p>
      <text:p text:style-name="P9"/>
      <text:p text:style-name="P25">Postfix notation: a b /</text:p>
      <text:p text:style-name="P25">Stack order: / b a<text:span text:style-name="T2">|</text:span></text:p>
      <text:p text:style-name="P25">After swap: a b<text:span text:style-name="T2">|</text:span></text:p>
      <text:p text:style-name="P25"/>
      <text:p text:style-name="P28">Once the swap has occurred, the <text:span text:style-name="T6">division</text:span> takes the form of</text:p>
      <text:p text:style-name="P28"/>
      <text:p text:style-name="P25">a / b</text:p>
      <text:p text:style-name="P25"/>
      <text:p text:style-name="P18"><text:span text:style-name="T3">After this computation has been performed, the result of the </text:span><text:span text:style-name="T4">division</text:span><text:span text:style-name="T3"> is pushed back onto the top of the stack.</text:span></text:p>
      <text:p text:style-name="P18"/>
      <text:p text:style-name="P41">Example:</text:p>
      <text:p text:style-name="P18"/>
      <text:p text:style-name="P30">awoods:~$ ./asm</text:p>
      <text:p text:style-name="P30">push 100</text:p>
      <text:p text:style-name="P30">push 2</text:p>
      <text:p text:style-name="P30">div</text:p>
      <text:p text:style-name="P30">wr</text:p>
      <text:p text:style-name="P30">stop</text:p>
      <text:p text:style-name="P30">end</text:p>
      <text:p text:style-name="P30">50</text:p>
      <text:p text:style-name="P2"/>
      <text:p text:style-name="P4">mod: Modulus</text:p>
      <text:p text:style-name="P4"/>
      <text:p text:style-name="P54">sub Imod()</text:p>
      <text:p text:style-name="P54">{</text:p>
      <text:p text:style-name="P54"><text:tab/>Iswap();</text:p>
      <text:p text:style-name="P54"><text:tab/>Push(Pop()%Pop());</text:p>
      <text:p text:style-name="P54">}</text:p>
      <text:p text:style-name="P4"/>
      <text:p text:style-name="P10">Because this program uses postfix notation, the top two elements on the stack must first be switched. <text:s/>First Iswap() is called, reversing the order of the top two elements. <text:s/>Next two elements are popped off of the stack. <text:s/><text:span text:style-name="T7">The first element is used as the numerator in the </text:span><text:soft-page-break/><text:span text:style-name="T7">modulus operation, and the second element is used as the denominator</text:span>. <text:s/>The result of the <text:span text:style-name="T7">modulus</text:span> is then pushed back onto the stack.</text:p>
      <text:p text:style-name="P10"/>
      <text:p text:style-name="P26">Postfix notation: a b %</text:p>
      <text:p text:style-name="P26">Stack order: % b a<text:span text:style-name="T2">|</text:span></text:p>
      <text:p text:style-name="P26">After swap: a b<text:span text:style-name="T2">|</text:span></text:p>
      <text:p text:style-name="P26"/>
      <text:p text:style-name="P29">Once the swap has occurred, the <text:span text:style-name="T7">modulus operation</text:span> takes the form of</text:p>
      <text:p text:style-name="P29"/>
      <text:p text:style-name="P26">a % b</text:p>
      <text:p text:style-name="P26"/>
      <text:p text:style-name="P26"><text:span text:style-name="T2">After this computation has been performed, the result of the </text:span><text:span text:style-name="T5">modulus operation</text:span><text:span text:style-name="T2"> is pushed back onto the top of the stack.</text:span></text:p>
      <text:p text:style-name="P26"/>
      <text:p text:style-name="P35">Example:</text:p>
      <text:p text:style-name="P26"/>
      <text:p text:style-name="P32">awoods:~$ ./asm</text:p>
      <text:p text:style-name="P32">push 5</text:p>
      <text:p text:style-name="P32">push 2</text:p>
      <text:p text:style-name="P32">mod</text:p>
      <text:p text:style-name="P32">wr</text:p>
      <text:p text:style-name="P32">stop</text:p>
      <text:p text:style-name="P32">end</text:p>
      <text:p text:style-name="P32">1</text:p>
      <text:p text:style-name="P2"/>
      <text:p text:style-name="P4">not: Not</text:p>
      <text:p text:style-name="P4"/>
      <text:p text:style-name="P55">sub Inot()</text:p>
      <text:p text:style-name="P55">{</text:p>
      <text:p text:style-name="P55"><text:tab/>Push(Not(Pop()));</text:p>
      <text:p text:style-name="P55">}</text:p>
      <text:p text:style-name="P4"/>
      <text:p text:style-name="P19">The not operation is used to negate a value. <text:s/>A value is first popped off of the stack, then its value is negated. <text:s/>This negated value is then pushed back onto the stack.</text:p>
      <text:p text:style-name="P19"/>
      <text:p text:style-name="P42">Example:</text:p>
      <text:p text:style-name="P19"/>
      <text:p text:style-name="P20">awoods:~$ ./asm</text:p>
      <text:p text:style-name="P20">push 1</text:p>
      <text:p text:style-name="P20">not</text:p>
      <text:p text:style-name="P20">wr</text:p>
      <text:p text:style-name="P20">stop</text:p>
      <text:p text:style-name="P20">end</text:p>
      <text:p text:style-name="P20">0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jmp: Jump</text:p>
      <text:p text:style-name="P4"/>
      <text:p text:style-name="P62"><text:span text:style-name="T12">sub Ijmp($)</text:span></text:p>
      <text:p text:style-name="P62"><text:span text:style-name="T12">{</text:span></text:p>
      <text:p text:style-name="P62"><text:span text:style-name="T12"><text:tab/>${PCR()}=Pop();</text:span></text:p>
      <text:p text:style-name="P62"><text:span text:style-name="T12">}</text:span></text:p>
      <text:p text:style-name="P62"><text:span text:style-name="T12"/></text:p>
      <text:p text:style-name="P11">Sets the value of the program counter in order to jump to a specific set of instructions. <text:s/>This is done by setting the program counter equal to the value of the next Pop() function.</text:p>
      <text:p text:style-name="P2"/>
      <text:p text:style-name="P4">jz: Jump Zero</text:p>
      <text:p text:style-name="P4"/>
      <text:p text:style-name="P56">sub Ijz($)</text:p>
      <text:p text:style-name="P56">{</text:p>
      <text:p text:style-name="P56"><text:tab/>my $l=Pop();</text:p>
      <text:p text:style-name="P56"><text:tab/>my $c=Pop();</text:p>
      <text:p text:style-name="P56"><text:tab/>${PCR()}=$l if $c==0;</text:p>
      <text:p text:style-name="P56">}</text:p>
      <text:p text:style-name="P4"/>
      <text:p text:style-name="P11">Two Pop() commands are used for the jump zero command. <text:s/>The first contains the value that the program counter will be conditionally set to. <text:s/>The second is the value that the condition is dependent upon. <text:s/>If the value of the second Pop() is 0, then the program counter will be set equal to the value of the first Pop(), otherwise nothing happens.</text:p>
      <text:p text:style-name="P2"/>
      <text:p text:style-name="P4">jp: Jump Positive</text:p>
      <text:p text:style-name="P4"/>
      <text:p text:style-name="P57">sub Ijp($)</text:p>
      <text:p text:style-name="P57">{</text:p>
      <text:p text:style-name="P57"><text:tab/>my $l=Pop();</text:p>
      <text:p text:style-name="P57"><text:tab/>my $c=Pop();</text:p>
      <text:p text:style-name="P57"><text:tab/>${PCR()}=$l if $c&gt;0;</text:p>
      <text:p text:style-name="P57">}</text:p>
      <text:p text:style-name="P4"/>
      <text:p text:style-name="P11">Two Pop() commands are used for the jump positive command. <text:s/>The first contains the value that the program counter will be conditionally set to. <text:s/>The second is the value that the condition is dependent upon. <text:s/>If the value of the second Pop() is positive, then the program counter will be set equal to the value of the first Pop(), otherwise nothing happens.</text:p>
      <text:p text:style-name="P2"/>
      <text:p text:style-name="P4">jn: Jump Negative</text:p>
      <text:p text:style-name="P4"/>
      <text:p text:style-name="P58">sub Ijn($)</text:p>
      <text:p text:style-name="P58">{</text:p>
      <text:p text:style-name="P58"><text:tab/>my $l=Pop();</text:p>
      <text:p text:style-name="P58"><text:tab/>my $c=Pop();</text:p>
      <text:p text:style-name="P58"><text:tab/>${PCR()}=$l if $c&lt;0;</text:p>
      <text:p text:style-name="P58">}</text:p>
      <text:p text:style-name="P4"/>
      <text:p text:style-name="P11">Two Pop() commands are used for the jump negative command. <text:s/>The first contains the value that the program counter will be conditionally set <text:soft-page-break/>to. <text:s/>The second is the value that the condition is dependent upon. <text:s/>If the value of the second Pop() is negative, then the program counter will be set equal to the value of the first Pop(), otherwise nothing happens.</text:p>
      <text:p text:style-name="P2"/>
      <text:p text:style-name="P4">rd: Read</text:p>
      <text:p text:style-name="P4"/>
      <text:p text:style-name="P59">sub Ird()</text:p>
      <text:p text:style-name="P59">{</text:p>
      <text:p text:style-name="P59"><text:tab/>chomp(my $s=&lt;&gt;);</text:p>
      <text:p text:style-name="P59"><text:tab/>Push($s);</text:p>
      <text:p text:style-name="P59">}</text:p>
      <text:p text:style-name="P4"/>
      <text:p text:style-name="P12">Reads from stdin, and pushes the content onto the program stack.</text:p>
      <text:p text:style-name="P2"/>
      <text:p text:style-name="P4">wr: Write</text:p>
      <text:p text:style-name="P4"/>
      <text:p text:style-name="P60">sub Iwr()</text:p>
      <text:p text:style-name="P60">{</text:p>
      <text:p text:style-name="P60"><text:tab/>printf("%s\n",Pop());</text:p>
      <text:p text:style-name="P60">}</text:p>
      <text:p text:style-name="P4"/>
      <text:p text:style-name="P12">Writes to stdout the value contained at the top of the program stack.</text:p>
      <text:p text:style-name="P2"/>
      <text:p text:style-name="P4">stop: Stop</text:p>
      <text:p text:style-name="P4"/>
      <text:p text:style-name="P12">The stop command tells asm that the end of the program has been reach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9d66" officeooo:paragraph-rsid="000c9d6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S450<text:tab/>ASM Manual<text:tab/>Aaron Wood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4T20:11:27.682160604</meta:creation-date>
    <dc:date>2015-02-26T14:42:32.264940175</dc:date>
    <meta:editing-duration>PT4H24M36S</meta:editing-duration>
    <meta:editing-cycles>55</meta:editing-cycles>
    <meta:generator>LibreOffice/4.2.6.2$Linux_X86_64 LibreOffice_project/420$Build-2</meta:generator>
    <meta:document-statistic meta:table-count="0" meta:image-count="0" meta:object-count="0" meta:page-count="8" meta:paragraph-count="242" meta:word-count="1249" meta:character-count="6737" meta:non-whitespace-character-count="5656"/>
  </office:meta>
</office:document-meta>
</file>